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f75a" officeooo:paragraph-rsid="000bf75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f75a" officeooo:paragraph-rsid="000bf75a" style:font-size-asian="10.5pt" style:font-weight-asian="normal" style:font-size-complex="12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2pt" officeooo:paragraph-rsid="00132de2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0ca50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ca500"/>
    </style:style>
    <style:style style:name="P6" style:family="paragraph" style:parent-style-name="Standard">
      <style:paragraph-properties fo:text-align="start" style:justify-single-word="false"/>
      <style:text-properties officeooo:paragraph-rsid="000e8cf9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e8cf9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0e8cf9"/>
    </style:style>
    <style:style style:name="P9" style:family="paragraph" style:parent-style-name="Standard">
      <style:paragraph-properties fo:text-align="start" style:justify-single-word="false"/>
      <style:text-properties officeooo:paragraph-rsid="00132de2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3.5pt" officeooo:paragraph-rsid="000e8cf9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32de2" officeooo:paragraph-rsid="00132de2"/>
    </style:style>
    <style:style style:name="P12" style:family="paragraph" style:parent-style-name="Standard">
      <style:paragraph-properties fo:text-align="start" style:justify-single-word="false"/>
      <style:text-properties officeooo:rsid="00132de2" officeooo:paragraph-rsid="00132de2"/>
    </style:style>
    <style:style style:name="P13" style:family="paragraph" style:parent-style-name="Standard">
      <style:text-properties officeooo:rsid="00132de2" officeooo:paragraph-rsid="001c6386"/>
    </style:style>
    <style:style style:name="P14" style:family="paragraph" style:parent-style-name="Standard">
      <style:text-properties style:font-name="Liberation Serif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132de2" officeooo:paragraph-rsid="00132de2" style:font-size-asian="12pt" style:font-size-complex="12pt"/>
    </style:style>
    <style:style style:name="P16" style:family="paragraph" style:parent-style-name="Standard">
      <style:text-properties style:font-name="Liberation Serif" fo:font-size="12pt" officeooo:paragraph-rsid="001c6386" style:font-size-asian="12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Liberation Serif" officeooo:paragraph-rsid="00132de2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1622ba" officeooo:paragraph-rsid="001622ba"/>
    </style:style>
    <style:style style:name="P19" style:family="paragraph" style:parent-style-name="Standard" style:list-style-name="L3" style:master-page-name="">
      <style:paragraph-properties fo:margin-left="0cm" fo:margin-right="0cm" fo:text-align="start" style:justify-single-word="false" fo:text-indent="-0.6cm" style:auto-text-indent="false" style:page-number="auto"/>
      <style:text-properties style:font-name="Liberation Serif" officeooo:paragraph-rsid="00132de2"/>
    </style:style>
    <style:style style:name="P20" style:family="paragraph" style:parent-style-name="Standard" style:list-style-name="L3">
      <style:paragraph-properties fo:margin-left="0cm" fo:margin-right="0cm" fo:text-align="start" style:justify-single-word="false" fo:text-indent="-0.6cm" style:auto-text-indent="false"/>
      <style:text-properties style:font-name="Liberation Serif" officeooo:paragraph-rsid="00132de2"/>
    </style:style>
    <style:style style:name="P21" style:family="paragraph" style:parent-style-name="Standard" style:list-style-name="L3">
      <style:paragraph-properties fo:margin-left="0cm" fo:margin-right="0cm" fo:text-align="start" style:justify-single-word="false" fo:text-indent="-0.6cm" style:auto-text-indent="false"/>
      <style:text-properties style:font-name="sans-serif" fo:font-size="13.5pt" officeooo:paragraph-rsid="00132de2"/>
    </style:style>
    <style:style style:name="P22" style:family="paragraph" style:parent-style-name="Standard" style:list-style-name="L3" style:master-page-name="">
      <style:paragraph-properties fo:text-align="start" style:justify-single-word="false" style:page-number="auto">
        <style:tab-stops>
          <style:tab-stop style:position="0cm"/>
          <style:tab-stop style:position="1.699cm"/>
        </style:tab-stops>
      </style:paragraph-properties>
      <style:text-properties officeooo:paragraph-rsid="0018cd55"/>
    </style:style>
    <style:style style:name="P23" style:family="paragraph" style:parent-style-name="Standard" style:list-style-name="L5" style:master-page-name="">
      <style:paragraph-properties fo:margin-left="5.001cm" fo:margin-right="0cm" fo:text-indent="-2.401cm" style:auto-text-indent="false" style:page-number="auto">
        <style:tab-stops>
          <style:tab-stop style:position="-1.699cm"/>
        </style:tab-stops>
      </style:paragraph-properties>
      <style:text-properties style:font-name="Liberation Serif" fo:font-size="12pt" officeooo:paragraph-rsid="001c6386" style:font-size-asian="12pt" style:font-size-complex="12pt"/>
    </style:style>
    <style:style style:name="P24" style:family="paragraph" style:parent-style-name="Standard" style:list-style-name="L5">
      <style:paragraph-properties fo:margin-left="5.001cm" fo:margin-right="0cm" fo:text-indent="-2.401cm" style:auto-text-indent="false">
        <style:tab-stops>
          <style:tab-stop style:position="-1.699cm"/>
        </style:tab-stops>
      </style:paragraph-properties>
      <style:text-properties style:font-name="Liberation Serif" fo:font-size="12pt" officeooo:paragraph-rsid="001c6386" style:font-size-asian="12pt" style:font-size-complex="12pt"/>
    </style:style>
    <style:style style:name="T1" style:family="text">
      <style:text-properties fo:font-size="12pt" style:text-underline-style="none" fo:font-weight="normal" officeooo:rsid="000ca500" style:font-size-asian="10.5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32de2" style:font-size-asian="12pt" style:font-size-complex="12pt"/>
    </style:style>
    <style:style style:name="T4" style:family="text">
      <style:text-properties officeooo:rsid="000e8cf9"/>
    </style:style>
    <style:style style:name="T5" style:family="text">
      <style:text-properties officeooo:rsid="000f1398"/>
    </style:style>
    <style:style style:name="T6" style:family="text">
      <style:text-properties officeooo:rsid="00132de2"/>
    </style:style>
    <style:style style:name="T7" style:family="text">
      <style:text-properties style:font-name="sans-serif"/>
    </style:style>
    <style:style style:name="T8" style:family="text">
      <style:text-properties style:font-name="sans-serif" fo:font-size="15pt"/>
    </style:style>
    <style:style style:name="T9" style:family="text">
      <style:text-properties style:font-name="sans-serif" fo:font-size="12pt" style:font-size-asian="12pt" style:font-size-complex="12pt"/>
    </style:style>
    <style:style style:name="T10" style:family="text">
      <style:text-properties style:font-name="sans-serif" fo:font-size="12pt" officeooo:rsid="00132de2" style:font-size-asian="12pt" style:font-size-complex="12pt"/>
    </style:style>
    <style:style style:name="T11" style:family="text">
      <style:text-properties style:font-name="sans-serif" officeooo:rsid="00132de2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officeooo:rsid="0018cd55" style:font-size-asian="12pt" style:font-size-complex="12pt"/>
    </style:style>
    <style:style style:name="T14" style:family="text">
      <style:text-properties style:font-name="monospace"/>
    </style:style>
    <style:style style:name="T15" style:family="text">
      <style:text-properties style:font-name="monospace" fo:font-size="12pt"/>
    </style:style>
    <style:style style:name="T16" style:family="text">
      <style:text-properties style:font-name="monospace" fo:font-size="12pt" style:font-size-asian="12pt" style:font-size-complex="12pt"/>
    </style:style>
    <style:style style:name="T17" style:family="text">
      <style:text-properties officeooo:rsid="001c6386"/>
    </style:style>
    <style:style style:name="T18" style:family="text">
      <style:text-properties officeooo:rsid="001d2d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CTO LAB FOR LINUX-KERNEL</text:p>
      <text:p text:style-name="P2"/>
      <text:p text:style-name="P2">Lab 1: Traditional Kernel Recipe</text:p>
      <text:p text:style-name="P2"><text:tab/></text:p>
      <text:p text:style-name="P4"><text:span text:style-name="T1">$vi </text:span>conf/local.conf</text:p>
      <text:list xml:id="list299870286562146162" text:style-name="L1">
        <text:list-item>
          <text:p text:style-name="P5">BB_NUMBER_THREADS = "4"</text:p>
        </text:list-item>
        <text:list-item>
          <text:p text:style-name="P5">PARALLEL_MAKE = "-j 4"</text:p>
        </text:list-item>
        <text:list-item>
          <text:p text:style-name="P5">MACHINE ?= "<text:span text:style-name="T4">colibri-vf”</text:span></text:p>
        </text:list-item>
        <text:list-item>
          <text:p text:style-name="P5">PREFERRED_PROVIDER_virtual/kernel ?= "linux-<text:span text:style-name="T5">toradex</text:span>"</text:p>
        </text:list-item>
        <text:list-item>
          <text:p text:style-name="P5">PREFERRED_VERSION</text:p>
        </text:list-item>
      </text:list>
      <text:p text:style-name="P4"/>
      <text:p text:style-name="P6"><text:span text:style-name="T4">$vi </text:span>conf/bblayers.conf</text:p>
      <text:list xml:id="list3314308144548495865" text:style-name="L2">
        <text:list-item>
          <text:p text:style-name="P7">BBLAYERS ?= " <text:s/>“</text:p>
        </text:list-item>
      </text:list>
      <text:p text:style-name="P6"/>
      <text:p text:style-name="P10">Build the Image</text:p>
      <text:list xml:id="list5114833090295391731" text:style-name="L3">
        <text:list-item>
          <text:p text:style-name="P8">bitbake core-image-minimal</text:p>
        </text:list-item>
        <text:list-item>
          <text:p text:style-name="P8">bitbake linux -c menuconfig <text:span text:style-name="T6">virtual/kernel </text:span></text:p>
        </text:list-item>
        <text:list-item>
          <text:p text:style-name="P18"><text:s/>bitbake linux-toradex -c menuconfig</text:p>
        </text:list-item>
        <text:list-item>
          <text:p text:style-name="P11">bitbake linux-toradex -c deploy</text:p>
          <text:p text:style-name="P17"/>
          <text:p text:style-name="P19"><text:span text:style-name="T3">You need to update the </text:span><text:span text:style-name="T2">defconfig in the layer with the on you modified with <text:s/>menuconfig Copy the .config over the <text:s/>defconfig in the layer.</text:span></text:p>
          <text:p text:style-name="P20"><text:span text:style-name="T2"/></text:p>
          <text:p text:style-name="P21">Patching the Kernel</text:p>
        </text:list-item>
        <text:list-item>
          <text:p text:style-name="P22"><text:span text:style-name="T12">Instruct the layer to apply the patch by adding it to the SRC_URI. Edit the Linux </text:span></text:p>
        </text:list-item>
      </text:list>
      <text:p text:style-name="P16">kernel recipe</text:p>
      <text:list xml:id="list3813215685552002170" text:style-name="L5">
        <text:list-item>
          <text:p text:style-name="P23"><text:span text:style-name="T17">vi linux-toradex_4.1</text:span>.bb</text:p>
          <text:list>
            <text:list-item>
              <text:p text:style-name="P24">SRC_URI += "<text:a xlink:type="simple" xlink:href="smb://yocto-testmod.patch/">file://</text:a><text:a xlink:type="simple" xlink:href="smb://yocto-testmod.patch/"><text:span text:style-name="T18">file_name</text:span></text:a><text:a xlink:type="simple" xlink:href="smb://yocto-testmod.patch/">.patch</text:a>" <text:s/><text:span text:style-name="T18">adding</text:span></text:p>
            </text:list-item>
          </text:list>
        </text:list-item>
      </text:list>
      <text:p text:style-name="P13"/>
      <text:p text:style-name="P12">Lab 1 Conclusion</text:p>
      <text:p text:style-name="P9"><text:span text:style-name="T6"><text:tab/></text:span><text:span text:style-name="T12">Congratulations! You have modified and configured the Linux kernel using a </text:span></text:p>
      <text:p text:style-name="P14">traditional bitbake Linux kernel recipe. You also updated the layer itself so that </text:p>
      <text:p text:style-name="P14">your changes can be shared. This concludes Lab 1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46cm" fo:margin-right="1.86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4:04:30.246776974</meta:creation-date>
    <dc:date>2016-04-13T14:26:32.138895272</dc:date>
    <meta:editing-duration>PT21M4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154" meta:character-count="962" meta:non-whitespace-character-count="839"/>
  </office:meta>
</office:document-meta>
</file>